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A">
            <text:p>A</text:p>
          </table:table-cell>
          <table:table-cell table:style-name="pd1" office:value-type="string" office:string-value="B">
            <text:p>B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process">
            <text:p>process</text:p>
          </table:table-cell>
        </table:table-row>
        <table:table-row>
          <table:table-cell office:value-type="float" office:value="125.0">
            <text:p>125.0</text:p>
          </table:table-cell>
          <table:table-cell office:value-type="float" office:value="12456.0">
            <text:p>12456.0</text:p>
          </table:table-cell>
          <table:table-cell office:value-type="float" office:value="2548.0">
            <text:p>2548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2547.0">
            <text:p>2547.0</text:p>
          </table:table-cell>
          <table:table-cell office:value-type="float" office:value="985.0">
            <text:p>985.0</text:p>
          </table:table-cell>
          <table:table-cell office:value-type="float" office:value="214.0">
            <text:p>214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125.0">
            <text:p>125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4565.0">
            <text:p>4565.0</text:p>
          </table:table-cell>
          <table:table-cell office:value-type="float" office:value="6546.0">
            <text:p>6546.0</text:p>
          </table:table-cell>
          <table:table-cell office:value-type="float" office:value="56.0">
            <text:p>56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454.0">
            <text:p>454.0</text:p>
          </table:table-cell>
          <table:table-cell office:value-type="float" office:value="654.0">
            <text:p>654.0</text:p>
          </table:table-cell>
          <table:table-cell office:value-type="float" office:value="161.0">
            <text:p>161.0</text:p>
          </table:table-cell>
          <table:table-cell office:value-type="string" office:string-value="OK">
            <text:p>OK</text:p>
          </table:table-cell>
        </table:table-row>
        <table:table-row>
          <table:table-cell office:value-type="float" office:value="44.0">
            <text:p>44.0</text:p>
          </table:table-cell>
          <table:table-cell office:value-type="float" office:value="576.0">
            <text:p>576.0</text:p>
          </table:table-cell>
          <table:table-cell office:value-type="float" office:value="78222.0">
            <text:p>78222.0</text:p>
          </table:table-cell>
          <table:table-cell office:value-type="string" office:string-value="OK">
            <text:p>O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